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1E79F30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Standard">
      <style:paragraph-properties fo:margin-top="0.282cm" fo:margin-bottom="0cm" style:contextual-spacing="false"/>
      <style:text-properties fo:language="en" fo:country="US"/>
    </style:style>
    <style:style style:name="P4" style:family="paragraph" style:parent-style-name="Legals">
      <style:text-properties fo:language="en" fo:country="U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style:use-window-font-color="true" fo:language="en" fo:country="US" fo:font-style="normal" style:font-style-asian="normal" style:language-complex="ar" style:country-complex="SA" style:font-style-complex="normal"/>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language="en" fo:country="US" officeooo:paragraph-rsid="00173bbf"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style:use-window-font-color="true" fo:language="en" fo:country="US" fo:font-style="normal" officeooo:paragraph-rsid="0015269c" style:font-style-asian="normal" style:language-complex="ar" style:country-complex="SA" style:font-style-complex="normal"/>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color="#ff0000" style:font-name="Arial" fo:language="en" fo:country="US" fo:font-style="normal" officeooo:paragraph-rsid="00173bbf" style:font-style-asian="normal" style:language-complex="ar" style:country-complex="SA" style:font-style-complex="normal"/>
    </style:style>
    <style:style style:name="P19"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20"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1" style:family="paragraph" style:parent-style-name="Standard" style:master-page-name="Standard">
      <style:paragraph-properties style:page-number="auto" fo:keep-with-next="always" style:snap-to-layout-grid="false"/>
      <style:text-properties style:font-name="ArialMT" fo:font-size="10pt" fo:language="en" fo:country="US" style:font-size-asian="10pt" style:language-complex="ar" style:country-complex="SA"/>
    </style:style>
    <style:style style:name="P22" style:family="paragraph" style:parent-style-name="Standard" style:master-page-name="Standard">
      <style:paragraph-properties style:page-number="auto" style:snap-to-layout-grid="false"/>
      <style:text-properties style:font-name="ArialMT" fo:font-size="10pt" fo:language="en" fo:country="US" style:font-size-asian="10pt" style:language-complex="ar" style:country-complex="SA"/>
    </style:style>
    <style:style style:name="P23" style:family="paragraph" style:parent-style-name="Heading_20_1">
      <style:text-properties fo:language="en" fo:country="US" style:language-complex="ar" style:country-complex="SA"/>
    </style:style>
    <style:style style:name="P24" style:family="paragraph" style:parent-style-name="Heading_20_1">
      <style:paragraph-properties fo:break-before="page"/>
      <style:text-properties fo:language="en" fo:country="US" style:language-complex="ar" style:country-complex="SA"/>
    </style:style>
    <style:style style:name="P25" style:family="paragraph" style:parent-style-name="Heading_20_2">
      <style:text-properties fo:language="en" fo:country="US" style:language-complex="ar" style:country-complex="SA"/>
    </style:style>
    <style:style style:name="P26" style:family="paragraph" style:parent-style-name="Heading_20_2">
      <style:text-properties officeooo:rsid="0015269c" officeooo:paragraph-rsid="0015269c"/>
    </style:style>
    <style:style style:name="P27" style:family="paragraph" style:parent-style-name="Heading_20_2">
      <style:text-properties officeooo:rsid="0016d95b" officeooo:paragraph-rsid="0016d95b"/>
    </style:style>
    <style:style style:name="P28" style:family="paragraph" style:parent-style-name="Body">
      <style:text-properties style:use-window-font-color="true" fo:language="en" fo:country="US" fo:font-style="normal" officeooo:rsid="0015269c" officeooo:paragraph-rsid="0015269c" style:font-style-asian="normal" style:language-complex="ar" style:country-complex="SA" style:font-style-complex="normal"/>
    </style:style>
    <style:style style:name="P29" style:family="paragraph" style:parent-style-name="Body" style:list-style-name="L2">
      <style:text-properties style:use-window-font-color="true" fo:language="en" fo:country="US" fo:font-style="normal" officeooo:rsid="0016d95b" officeooo:paragraph-rsid="0016d95b" style:font-style-asian="normal" style:language-complex="ar" style:country-complex="SA" style:font-style-complex="normal"/>
    </style:style>
    <style:style style:name="P30" style:family="paragraph" style:parent-style-name="Body">
      <style:text-properties style:use-window-font-color="true" fo:language="en" fo:country="US" fo:font-style="normal" officeooo:rsid="0016d95b" officeooo:paragraph-rsid="0016d95b" style:font-style-asian="normal" style:language-complex="ar" style:country-complex="SA" style:font-style-complex="normal"/>
    </style:style>
    <style:style style:name="P31" style:family="paragraph" style:parent-style-name="Body">
      <style:text-properties style:use-window-font-color="true" style:font-name="Arial" fo:font-size="10pt" officeooo:rsid="0016d95b" officeooo:paragraph-rsid="0016d95b" style:font-size-asian="10pt" style:font-size-complex="10pt"/>
    </style:style>
    <style:style style:name="P32" style:family="paragraph" style:parent-style-name="Body">
      <style:text-properties officeooo:rsid="0015269c" officeooo:paragraph-rsid="00173bbf"/>
    </style:style>
    <style:style style:name="P33" style:family="paragraph" style:parent-style-name="Body" style:list-style-name="L1">
      <style:text-properties officeooo:rsid="0015269c" officeooo:paragraph-rsid="00173bbf"/>
    </style:style>
    <style:style style:name="P34" style:family="paragraph" style:parent-style-name="Body">
      <style:text-properties officeooo:rsid="0015269c" officeooo:paragraph-rsid="0015269c"/>
    </style:style>
    <style:style style:name="P35" style:family="paragraph" style:parent-style-name="Body">
      <style:text-properties officeooo:rsid="0016d95b" officeooo:paragraph-rsid="0016d95b"/>
    </style:style>
    <style:style style:name="P36" style:family="paragraph" style:parent-style-name="Body" style:list-style-name="L3">
      <style:text-properties officeooo:paragraph-rsid="0016d95b"/>
    </style:style>
    <style:style style:name="P37" style:family="paragraph" style:parent-style-name="Body" style:list-style-name="L3">
      <style:text-properties style:font-name="Arial" fo:font-size="10pt" officeooo:paragraph-rsid="0016d95b" style:font-size-asian="10pt" style:font-size-complex="10pt"/>
    </style:style>
    <style:style style:name="P38" style:family="paragraph" style:parent-style-name="Body">
      <style:text-properties fo:language="en" fo:country="US" officeooo:rsid="0016d95b" officeooo:paragraph-rsid="0016d95b" style:language-complex="ar" style:country-complex="SA"/>
    </style:style>
    <style:style style:name="P39" style:family="paragraph" style:parent-style-name="Body">
      <style:paragraph-properties fo:orphans="2" fo:widows="2" style:writing-mode="lr-tb"/>
      <style:text-properties style:use-window-font-color="true" fo:font-size="10pt" fo:language="en" fo:country="US" fo:font-style="normal" officeooo:rsid="0016d95b" officeooo:paragraph-rsid="0016d95b" style:font-name-asian="Times New Roman" style:font-size-asian="10pt" style:font-style-asian="normal" style:font-name-complex="Times New Roman" style:font-size-complex="10pt" style:language-complex="ar" style:country-complex="SA" style:font-style-complex="normal"/>
    </style:style>
    <style:style style:name="P40" style:family="paragraph" style:parent-style-name="Document_20_Title" style:master-page-name="Standard">
      <style:paragraph-properties fo:text-align="center" style:justify-single-word="false" style:page-number="auto"/>
      <style:text-properties fo:language="en" fo:country="US" style:language-complex="ar" style:country-complex="SA"/>
    </style:style>
    <style:style style:name="P41" style:family="paragraph" style:parent-style-name="Document_20_Title">
      <style:text-properties fo:color="#ff0000" fo:font-size="10pt" fo:language="en" fo:country="US" fo:font-style="italic" fo:font-weight="normal" officeooo:paragraph-rsid="00173bbf" style:font-size-asian="10pt" style:font-style-asian="italic" style:font-weight-asian="normal" style:language-complex="ar" style:country-complex="SA"/>
    </style:style>
    <style:style style:name="P42" style:family="paragraph" style:parent-style-name="CellBody" style:master-page-name="Standard">
      <style:paragraph-properties style:page-number="auto" style:snap-to-layout-grid="false"/>
      <style:text-properties style:use-window-font-color="true" style:font-name="Arial" fo:language="en" fo:country="US" fo:font-style="normal" officeooo:rsid="00173bbf" officeooo:paragraph-rsid="00173bbf" style:font-style-asian="normal" style:language-complex="ar" style:country-complex="SA" style:font-style-complex="normal"/>
    </style:style>
    <style:style style:name="P43" style:family="paragraph" style:parent-style-name="CellBody">
      <style:paragraph-properties fo:keep-with-next="always" style:snap-to-layout-grid="false"/>
      <style:text-properties fo:language="en" fo:country="US" officeooo:rsid="0016d95b" officeooo:paragraph-rsid="0016d95b" style:language-complex="ar" style:country-complex="SA"/>
    </style:style>
    <style:style style:name="P44" style:family="paragraph" style:parent-style-name="Definition_20_Term">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officeooo:rsid="0015269c"/>
    </style:style>
    <style:style style:name="T5" style:family="text">
      <style:text-properties style:font-name="Arial" fo:font-size="10pt" officeooo:rsid="0016d95b" style:font-size-asian="10pt" style:font-size-complex="10pt"/>
    </style:style>
    <style:style style:name="T6" style:family="text">
      <style:text-properties style:use-window-font-color="true" style:font-name="Arial" fo:font-size="10pt" officeooo:rsid="0016d95b" style:font-size-asian="10pt" style:font-size-complex="10pt"/>
    </style:style>
    <style:style style:name="T7" style:family="text">
      <style:text-properties officeooo:rsid="00173bbf"/>
    </style:style>
    <style:style style:name="T8" style:family="text">
      <style:text-properties fo:color="#000000" fo:font-size="10pt" style:font-size-asian="10pt"/>
    </style:style>
    <style:style style:name="T9" style:family="text">
      <style:text-properties fo:color="#000000" fo:font-size="10pt" officeooo:rsid="0016d95b" style:font-size-asian="10pt"/>
    </style:style>
    <style:style style:name="T10" style:family="text">
      <style:text-properties fo:color="#0000ff" fo:font-size="10pt" style:font-size-asian="10pt"/>
    </style:style>
    <style:style style:name="T11" style:family="text">
      <style:text-properties officeooo:rsid="0017ddce"/>
    </style:style>
    <style:style style:name="T12" style:family="text">
      <style:text-properties officeooo:rsid="0018ff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graphics3" text:anchor-type="paragraph" svg:width="17.78cm" svg:height="7.893cm" draw:z-index="0"><draw:image xlink:href="Pictures/1000020100000427000001D81E79F30D.png" xlink:type="simple" xlink:show="embed" xlink:actuate="onLoad"/></draw:frame></text:p>
      <text:p text:style-name="P11"><text:user-defined style:data-style-name="N0" text:name="RFC Title">RFC 211 – Event Admin Update</text:user-defined></text:p>
      <text:p text:style-name="P12"><text:span text:style-name="T1">Draft<text:line-break/><text:line-break/></text:span><text:span text:style-name="T1"><text:page-count style:num-format="1">8</text:page-count></text:span><text:span text:style-name="T1"> Pages</text:span></text:p>
      <text:p text:style-name="P41"/>
      <text:p text:style-name="P7">Abstract</text:p>
      <text:p text:style-name="P8">That RFC document covers some new Event Admin enhancements.</text:p>
      <text:h text:style-name="P24" text:outline-level="1" text:restart-numbering="true" text:start-value="-1">Document Information</text:h>
      <text:h text:style-name="P25" text:outline-level="2">License</text:h>
      <text:p text:style-name="P1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25"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P2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0 Document Information<text:tab/>2</text:p>
          <text:p text:style-name="P20">0.1 License<text:tab/>2</text:p>
          <text:p text:style-name="P20">0.2 Trademarks<text:tab/>3</text:p>
          <text:p text:style-name="P20">0.3 Feedback<text:tab/>3</text:p>
          <text:p text:style-name="P20">0.4 Table of Contents<text:tab/>3</text:p>
          <text:p text:style-name="P20">0.5 Terminology and Document Conventions<text:tab/>4</text:p>
          <text:p text:style-name="P20">0.6 Revision History<text:tab/>4</text:p>
          <text:p text:style-name="P19">1 Introduction<text:tab/>4</text:p>
          <text:p text:style-name="P19">2 Application Domain<text:tab/>5</text:p>
          <text:p text:style-name="P19">3 Problem Description<text:tab/>5</text:p>
          <text:p text:style-name="P20">3.1 Bug 2643 - [Event Admin] Service Event mapping should contain all service properties<text:tab/>5</text:p>
          <text:p text:style-name="P19">4 Requirements<text:tab/>5</text:p>
          <text:p text:style-name="P19">5 Technical Solution<text:tab/>6</text:p>
          <text:p text:style-name="P20">5.1 Bug 2643 - [Event Admin] Service Event mapping should contain all service properties<text:tab/>6</text:p>
          <text:p text:style-name="P19">6 Data Transfer Objects<text:tab/>6</text:p>
          <text:p text:style-name="P19">7 Javadoc<text:tab/>6</text:p>
          <text:p text:style-name="P19">8 Considered Alternatives<text:tab/>7</text:p>
          <text:p text:style-name="P19"><text:soft-page-break/>9 Security Considerations<text:tab/>7</text:p>
          <text:p text:style-name="P19">10 Document Support<text:tab/>7</text:p>
          <text:p text:style-name="P20">10.1 References<text:tab/>7</text:p>
          <text:p text:style-name="P20">10.2 Author’s Address<text:tab/>7</text:p>
          <text:p text:style-name="P20">10.3 Acronyms and Abbreviations<text:tab/>7</text:p>
          <text:p text:style-name="P20">10.4 End of Document<text:tab/>8</text:p>
        </text:index-body>
      </text:table-of-content>
      <text:p text:style-name="P13"/>
      <text:h text:style-name="P25"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3">Source code is shown in this typeface</text:span>.</text:p>
      <text:h text:style-name="P25"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0"><text:span text:style-name="T7">Mar</text:span> <text:span text:style-name="T7">28</text:span> <text:span text:style-name="T7">2014</text:span></text:p>
          </table:table-cell>
          <table:table-cell table:style-name="Table1.C1" office:value-type="string">
            <text:p text:style-name="P42">Initial version to cover: Bug 2643 - [Event Admin] Service Event mapping should contain all service properties.</text:p>
            <text:p text:style-name="P18"><text:span text:style-name="T8">Evgeni Grigorov, ProSyst Software </text:span><text:span text:style-name="T9">GmbH</text:span><text:span text:style-name="T8">, </text:span><text:span text:style-name="T10">e.grigorov@prosyst.com</text:span></text:p>
          </table:table-cell>
        </table:table-row>
      </table:table>
      <text:p text:style-name="P13"/>
      <text:h text:style-name="P23" text:outline-level="1">Introduction</text:h>
      <text:p text:style-name="P15"><text:span text:style-name="T4">Event Admin is a fundamental service for the OSGi eventing bus. It's widely integrated with the </text:span><text:span text:style-name="T12">Compendium</text:span><text:span text:style-name="T4">, Residential and Enterprise OSGi services. The service is allowed to deliver the event in two different way</text:span><text:span text:style-name="T11">s</text:span><text:span text:style-name="T4">. Synchronous, the event operation doesn't return to the caller before the delivery of the event is completed. Asynchronous, the event operation can return to the caller before the delivery of the event</text:span><text:span text:style-name="T4">.</text:span></text:p>
      <text:p text:style-name="P28">The current set of features is complete, but some of them are not fine-grained. That's why some updates are requested by that RFC document.</text:p>
      <text:h text:style-name="P23" text:outline-level="1"><text:soft-page-break/>Application Domain</text:h>
      <text:p text:style-name="P15"><text:span text:style-name="T4">Publish-subscribe event communication is widely used from the fat enterprise </text:span><text:span text:style-name="T11">servers</text:span><text:span text:style-name="T4"> to the tiny residential devices. In the OSGi world that event communication is provided by Event Admin service. As a base service, it's critical to keep it up to date and applicable to the different domains.</text:span></text:p>
      <text:h text:style-name="P23" text:outline-level="1">Problem Description</text:h>
      <text:h text:style-name="P26" text:outline-level="2">Bug 2643 - [Event Admin] Service Event mapping should contain all service properties</text:h>
      <text:p text:style-name="P32">OSGi Compendium R5, 113.6.5 Service Event, defines those event properties:</text:p>
      <text:list xml:id="list1326952680271606064" text:style-name="L1">
        <text:list-item>
          <text:p text:style-name="P33">event – (ServiceEvent) The original Service Event object.</text:p>
        </text:list-item>
        <text:list-item>
          <text:p text:style-name="P33">service – (ServiceReference ) The result of the getServiceReference method</text:p>
        </text:list-item>
        <text:list-item>
          <text:p text:style-name="P33">service.id – (Long) The service's ID.</text:p>
        </text:list-item>
        <text:list-item>
          <text:p text:style-name="P33">service.pid – (String or Collection&lt;String&gt;) The service's persistent identity. Only set if not null. If the PID is specified as a String[] then it must be coerced into a Collection&lt;String&gt;.</text:p>
        </text:list-item>
        <text:list-item>
          <text:p text:style-name="P33">service.objectClass – (String[]) The service's object class.</text:p>
        </text:list-item>
      </text:list>
      <text:p text:style-name="P34">In fact, not all service properties are visible as event properties. That breaks one critical feature, the events cannot be filtered by Event Admin service and that asynchronous service notification is less useful.</text:p>
      <text:h text:style-name="P23" text:outline-level="1">Requirements</text:h>
      <text:list xml:id="list6127629507648416248" text:style-name="L2">
        <text:list-item>
          <text:p text:style-name="P29">Event Admin MUST be able to filter the mapped OSGi service events based on their properties.</text:p>
        </text:list-item>
      </text:list>
      <text:h text:style-name="P23" text:outline-level="1"><text:soft-page-break/>Technical Solution</text:h>
      <text:h text:style-name="P27" text:outline-level="2">Bug 2643 - [Event Admin] Service Event mapping should contain all service properties</text:h>
      <text:p text:style-name="P35">The service event mapping:</text:p>
      <text:list xml:id="list1669144409077462999" text:style-name="L3">
        <text:list-item>
          <text:p text:style-name="P37">event – (ServiceEvent) The original Service Event object.</text:p>
        </text:list-item>
        <text:list-item>
          <text:p text:style-name="P37">service – (ServiceReference) The result of the getServiceReference method</text:p>
        </text:list-item>
        <text:list-item>
          <text:p text:style-name="P37">service.id – (Long) The service's ID.</text:p>
        </text:list-item>
        <text:list-item>
          <text:p text:style-name="P37">service.pid – (String or Collection&lt;String&gt;) The service's persistent identity. Only set if not null. If the PID is specified as a String[] then it must be coerced into a Collection&lt;String&gt;.</text:p>
        </text:list-item>
        <text:list-item>
          <text:p text:style-name="P37">service.objectClass – (String[]) The service's object class.</text:p>
        </text:list-item>
        <text:list-item>
          <text:p text:style-name="P36"><text:span text:style-name="T5">other service properties – the rest service properties MUST be translated as event properties as they are. For example,</text:span><text:span text:style-name="T6"> service.ranking service property will be available as service.ranking in the event properties.</text:span></text:p>
        </text:list-item>
      </text:list>
      <text:p text:style-name="P31">If the service properties duplicate the event properties. The event properties are handled with higher priority and MUST not be overridden by the service properties. That approach will keep the event properties consistent.</text:p>
      <text:h text:style-name="P23" text:outline-level="1">Data Transfer Objects</text:h>
      <text:p text:style-name="P39">The current Event Admin doesn't have DTO support. That section can fix that missing feature.</text:p>
      <text:h text:style-name="P23" text:outline-level="1">Javadoc</text:h>
      <text:p text:style-name="P39">The current document contains an update to the specification text and doesn't require Javadoc update.</text:p>
      <text:h text:style-name="P23" text:outline-level="1"><text:soft-page-break/>Considered Alternatives</text:h>
      <text:p text:style-name="P30">Currently, no alternatives are considered.</text:p>
      <text:h text:style-name="P23" text:outline-level="1">Security Considerations</text:h>
      <text:p text:style-name="P30">No additional security considerations are required.</text:p>
      <text:h text:style-name="P23" text:outline-level="1">Document Support</text:h>
      <text:h text:style-name="P25" text:outline-level="2">References</text:h>
      <text:list xml:id="list3020441036640671000" text:style-name="WW8Num3">
        <text:list-item>
          <text:p text:style-name="P44"><text:bookmark-start text:name="_Ref493020620"/>Bradner, S., Key words for use in RFCs to Indicate Requirement Levels, RFC2119, March 1997.<text:bookmark-end text:name="_Ref493020620"/></text:p>
        </text:list-item>
        <text:list-item>
          <text:p text:style-name="P44">Software Requirements &amp; Specifications. Michael Jackson. ISBN 0-201-87712-0</text:p>
        </text:list-item>
      </text:list>
      <text:h text:style-name="P25"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21">Evgeni Grigorov</text:p>
          </table:table-cell>
        </table:table-row>
        <table:table-row table:style-name="Table2.1">
          <table:table-cell table:style-name="Table2.A1" office:value-type="string">
            <text:p text:style-name="P6">Company</text:p>
          </table:table-cell>
          <table:table-cell table:style-name="Table2.B1" office:value-type="string">
            <text:p text:style-name="P43">ProSyst Software GmbH</text:p>
          </table:table-cell>
        </table:table-row>
        <table:table-row table:style-name="Table2.1">
          <table:table-cell table:style-name="Table2.A1" office:value-type="string">
            <text:p text:style-name="P6">Address</text:p>
          </table:table-cell>
          <table:table-cell table:style-name="Table2.B1" office:value-type="string">
            <text:p text:style-name="P43">Aachener Str. 222, 50931 Cologne, Germany</text:p>
          </table:table-cell>
        </table:table-row>
        <table:table-row table:style-name="Table2.1">
          <table:table-cell table:style-name="Table2.A1" office:value-type="string">
            <text:p text:style-name="P6">Voice</text:p>
          </table:table-cell>
          <table:table-cell table:style-name="Table2.B1" office:value-type="string">
            <text:p text:style-name="P43">+49 221 6604-0</text:p>
          </table:table-cell>
        </table:table-row>
        <table:table-row table:style-name="Table2.1">
          <table:table-cell table:style-name="Table2.A1" office:value-type="string">
            <text:p text:style-name="P9">e-mail</text:p>
          </table:table-cell>
          <table:table-cell table:style-name="Table2.B1" office:value-type="string">
            <text:p text:style-name="P22">e.grigorov@prosyst.com</text:p>
          </table:table-cell>
        </table:table-row>
      </table:table>
      <text:p text:style-name="P13"/>
      <text:h text:style-name="P25" text:outline-level="2">Acronyms and Abbreviations</text:h>
      <text:p text:style-name="P38">There are no new acronyms and abbreviations.</text:p>
      <text:h text:style-name="P25" text:outline-level="2"><text:soft-page-break/>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Standard">
      <style:paragraph-properties fo:margin-top="0.282cm" fo:margin-bottom="0cm" style:contextual-spacing="false"/>
      <style:text-properties fo:language="en" fo:country="US"/>
    </style:style>
    <style:style style:name="MP4" style:family="paragraph" style:parent-style-name="Legals">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8"><draw:image xlink:href="Pictures/1000020100000427000001D81E79F30D.png" xlink:type="simple" xlink:show="embed" xlink:actuate="onLoad"/></draw:frame><text:tab/><text:user-defined style:data-style-name="N0" text:name="RFC Title">RFC 211 – Event Admin Update</text:user-defined><text:tab/>Page <text:page-number text:select-page="current">8</text:page-number> of <text:page-count style:num-format="1">8</text:page-count></text:p>
        <text:p text:style-name="MP1"/>
        <text:p text:style-name="MP1"><text:tab/>Draft<text:tab/> <text:modification-date style:data-style-name="N76">March 28,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3"/>
      </style:header>
      <style:footer>
        <text:p text:style-name="MP4">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creation-date>2014-03-27T13:51:22.12</meta:creation-date>
    <meta:editing-cycles>7</meta:editing-cycles>
    <meta:editing-duration>PT5H44M31S</meta:editing-duration>
    <meta:initial-creator>Evgeni Grigorov</meta:initial-creator>
    <dc:date>2014-03-28T14:11:47.24</dc:date>
    <dc:creator>Evgeni Grigorov</dc:creator>
    <meta:document-statistic meta:table-count="2" meta:image-count="2" meta:object-count="0" meta:page-count="8" meta:paragraph-count="111" meta:word-count="1772" meta:character-count="11537" meta:non-whitespace-character-count="9878"/>
    <meta:user-defined meta:name="Info"/>
    <meta:user-defined meta:name="Info 3"/>
    <meta:user-defined meta:name="Info 4"/>
    <meta:user-defined meta:name="RFC Title">RFC 211 – Event Admin Update</meta:user-defined>
  </office:meta>
</office:document-meta>
</file>